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HAMBILLA PONGO, ARTUR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45362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79512181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HAMBILLA PONGO, ARTUR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4536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ARCE SAMO, MARIO</text:p>
          </table:table-cell>
          <table:covered-table-cell/>
          <table:covered-table-cell/>
          <table:table-cell table:style-name="Tabla1.E3" table:number-columns-spanned="2" office:value-type="string">
            <text:p text:style-name="P7">DNI:503457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6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6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4.76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347.6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47.6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GENETICA AVICOLA</text:p>
          </table:table-cell>
          <table:table-cell table:style-name="Tabla3.A2" office:value-type="string">
            <text:p text:style-name="P20">POLLOS COBB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8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5T23:06:1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